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a4e" officeooo:paragraph-rsid="000f8a4e"/>
    </style:style>
    <style:style style:name="P2" style:family="paragraph" style:parent-style-name="Standard" style:list-style-name="L1">
      <style:text-properties officeooo:rsid="000f8a4e" officeooo:paragraph-rsid="000f8a4e"/>
    </style:style>
    <style:style style:name="P3" style:family="paragraph" style:parent-style-name="Standard" style:list-style-name="L1">
      <style:text-properties officeooo:rsid="000f8a4e" officeooo:paragraph-rsid="001070a8"/>
    </style:style>
    <style:style style:name="P4" style:family="paragraph" style:parent-style-name="Standard">
      <style:text-properties officeooo:paragraph-rsid="000f8a4e"/>
    </style:style>
    <style:style style:name="P5" style:family="paragraph" style:parent-style-name="Standard" style:list-style-name="L1">
      <style:text-properties officeooo:rsid="001bb5aa" officeooo:paragraph-rsid="000f8a4e"/>
    </style:style>
    <style:style style:name="P6" style:family="paragraph" style:parent-style-name="Standard" style:list-style-name="L1">
      <style:text-properties officeooo:rsid="001bb5aa" officeooo:paragraph-rsid="0011dde3"/>
    </style:style>
    <style:style style:name="P7" style:family="paragraph" style:parent-style-name="Standard" style:list-style-name="L1">
      <style:text-properties officeooo:rsid="001bb5aa" officeooo:paragraph-rsid="001e5f9b"/>
    </style:style>
    <style:style style:name="P8" style:family="paragraph" style:parent-style-name="Standard" style:list-style-name="L1">
      <style:text-properties officeooo:rsid="0010641a" officeooo:paragraph-rsid="000f8a4e"/>
    </style:style>
    <style:style style:name="P9" style:family="paragraph" style:parent-style-name="Standard" style:list-style-name="L1">
      <style:text-properties officeooo:paragraph-rsid="000f8a4e"/>
    </style:style>
    <style:style style:name="P10" style:family="paragraph" style:parent-style-name="Standard" style:list-style-name="L1">
      <style:text-properties officeooo:paragraph-rsid="002371d6"/>
    </style:style>
    <style:style style:name="P11" style:family="paragraph" style:parent-style-name="Standard" style:list-style-name="L1">
      <style:text-properties officeooo:paragraph-rsid="0024795d"/>
    </style:style>
    <style:style style:name="P12" style:family="paragraph" style:parent-style-name="Standard" style:list-style-name="L1">
      <style:text-properties officeooo:rsid="0014b8d9" officeooo:paragraph-rsid="000f8a4e"/>
    </style:style>
    <style:style style:name="P13" style:family="paragraph" style:parent-style-name="Standard" style:list-style-name="L1">
      <style:text-properties officeooo:rsid="00120628" officeooo:paragraph-rsid="00120628"/>
    </style:style>
    <style:style style:name="P14" style:family="paragraph" style:parent-style-name="Standard" style:list-style-name="L1">
      <style:text-properties fo:font-weight="normal" officeooo:rsid="0013c376" officeooo:paragraph-rsid="0013c376" style:font-weight-asian="normal" style:font-weight-complex="normal"/>
    </style:style>
    <style:style style:name="P15" style:family="paragraph" style:parent-style-name="Standard" style:list-style-name="L1">
      <style:text-properties fo:font-weight="normal" officeooo:rsid="0013c376" officeooo:paragraph-rsid="0018b4b7" style:font-weight-asian="normal" style:font-weight-complex="normal"/>
    </style:style>
    <style:style style:name="P16" style:family="paragraph" style:parent-style-name="Standard" style:list-style-name="L1">
      <style:text-properties fo:font-weight="normal" officeooo:rsid="0013c376" officeooo:paragraph-rsid="0019ef2a" style:font-weight-asian="normal" style:font-weight-complex="normal"/>
    </style:style>
    <style:style style:name="P17" style:family="paragraph" style:parent-style-name="Standard">
      <style:text-properties fo:font-weight="bold" officeooo:paragraph-rsid="000f8a4e" style:font-weight-asian="bold" style:font-weight-complex="bold"/>
    </style:style>
    <style:style style:name="P18" style:family="paragraph" style:parent-style-name="Standard" style:list-style-name="L1">
      <style:text-properties officeooo:rsid="001e5f9b" officeooo:paragraph-rsid="001e5f9b"/>
    </style:style>
    <style:style style:name="P19" style:family="paragraph" style:parent-style-name="Standard" style:list-style-name="L1">
      <style:text-properties officeooo:rsid="00203dbf" officeooo:paragraph-rsid="00203dbf"/>
    </style:style>
    <style:style style:name="P20" style:family="paragraph" style:parent-style-name="Standard" style:list-style-name="L1">
      <style:text-properties officeooo:rsid="002371d6" officeooo:paragraph-rsid="002371d6"/>
    </style:style>
    <style:style style:name="T1" style:family="text">
      <style:text-properties officeooo:rsid="0014b8d9"/>
    </style:style>
    <style:style style:name="T2" style:family="text">
      <style:text-properties officeooo:rsid="00161c15"/>
    </style:style>
    <style:style style:name="T3" style:family="text">
      <style:text-properties officeooo:rsid="001bb5aa"/>
    </style:style>
    <style:style style:name="T4" style:family="text">
      <style:text-properties officeooo:rsid="001070a8"/>
    </style:style>
    <style:style style:name="T5" style:family="text">
      <style:text-properties officeooo:rsid="0011dde3"/>
    </style:style>
    <style:style style:name="T6" style:family="text">
      <style:text-properties fo:font-weight="bold" style:font-weight-asian="bold" style:font-weight-complex="bold"/>
    </style:style>
    <style:style style:name="T7" style:family="text">
      <style:text-properties fo:font-weight="bold" officeooo:rsid="0013c376" style:font-weight-asian="bold" style:font-weight-complex="bold"/>
    </style:style>
    <style:style style:name="T8" style:family="text">
      <style:text-properties officeooo:rsid="0016b534"/>
    </style:style>
    <style:style style:name="T9" style:family="text">
      <style:text-properties officeooo:rsid="0018b4b7"/>
    </style:style>
    <style:style style:name="T10" style:family="text">
      <style:text-properties officeooo:rsid="001a59d5"/>
    </style:style>
    <style:style style:name="T11" style:family="text">
      <style:text-properties officeooo:rsid="001e5f9b"/>
    </style:style>
    <style:style style:name="T12" style:family="text">
      <style:text-properties officeooo:rsid="0021a9cf"/>
    </style:style>
    <style:style style:name="T13" style:family="text">
      <style:text-properties officeooo:rsid="002371d6"/>
    </style:style>
    <style:style style:name="T14" style:family="text">
      <style:text-properties officeooo:rsid="0024795d"/>
    </style:style>
    <style:style style:name="T15" style:family="text">
      <style:text-properties officeooo:rsid="0024cedd"/>
    </style:style>
    <style:style style:name="T16" style:family="text">
      <style:text-properties officeooo:rsid="002634e3"/>
    </style:style>
    <style:style style:name="T17" style:family="text">
      <style:text-properties officeooo:rsid="0026c395"/>
    </style:style>
    <style:style style:name="T18" style:family="text">
      <style:text-properties officeooo:rsid="00288a64"/>
    </style:style>
    <style:style style:name="T19" style:family="text">
      <style:text-properties officeooo:rsid="002d9655"/>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0.07.17</text:p>
      <text:p text:style-name="P1">柳沿河</text:p>
      <text:p text:style-name="P1"/>
      <text:list xml:id="list2499562335" text:style-name="L1">
        <text:list-item>
          <text:p text:style-name="P8">Notification</text:p>
          <text:list>
            <text:list-item>
              <text:p text:style-name="P8">作用：在状态栏和下拉状态栏上显示一些提示信息</text:p>
            </text:list-item>
            <text:list-item>
              <text:p text:style-name="P8">用法</text:p>
              <text:list>
                <text:list-item>
                  <text:p text:style-name="P8">创建：</text:p>
                  <text:p text:style-name="P8">NotificationManager manager <text:span text:style-name="T1">= (NotificationManager)getSystemService(Context.NOTIFICATION_SERVICE);</text:span></text:p>
                  <text:p text:style-name="P9">if (Build.VERSION.SDK_INT &gt;= Build.VERSION_CODES.O) {</text:p>
                  <text:p text:style-name="P9">//<text:span text:style-name="T10">8.0后需要创建通知渠道，通过渠道id、渠道名和通知重要程度三个参数来构造</text:span></text:p>
                </text:list-item>
              </text:list>
            </text:list-item>
          </text:list>
        </text:list-item>
      </text:list>
      <text:p text:style-name="P4"><text:s text:c="4"/><text:tab/><text:tab/><text:tab/><text:span text:style-name="T6">NotificationChannel mChannel = new NotificationChannel(id, name, <text:tab/><text:tab/><text:tab/><text:tab/><text:tab/><text:tab/>NotificationManager.IMPORTANCE_LOW);</text:span></text:p>
      <text:p text:style-name="P17"><text:s text:c="4"/><text:tab/><text:tab/><text:tab/>notificationManager.createNotificationChannel(mChannel);</text:p>
      <text:p text:style-name="P4"><text:s text:c="4"/><text:tab/><text:tab/><text:tab/>notification = new Notification.Builder(this)</text:p>
      <text:p text:style-name="P4"><text:tab/><text:tab/><text:tab/>.<text:span text:style-name="T5">&lt;各种set函数来设置显示的通知的属性&gt;</text:span></text:p>
      <text:p text:style-name="P4"><text:tab/><text:tab/><text:tab/>.<text:span text:style-name="T19">build()</text:span></text:p>
      <text:p text:style-name="P4"><text:tab/><text:tab/> <text:s text:c="3"/>}</text:p>
      <text:list xml:id="list171603104944249" text:continue-numbering="true" text:style-name="L1">
        <text:list-item>
          <text:list>
            <text:list-item>
              <text:list>
                <text:list-item>
                  <text:list>
                    <text:list-item>
                      <text:p text:style-name="P12">setContentTitle：设置标题</text:p>
                    </text:list-item>
                    <text:list-item>
                      <text:p text:style-name="P12">setContentText：设置内容</text:p>
                    </text:list-item>
                    <text:list-item>
                      <text:p text:style-name="P12">setWhen：设置被创建的时间<text:span text:style-name="T5">，一般为System.currentMillis</text:span></text:p>
                    </text:list-item>
                    <text:list-item>
                      <text:p text:style-name="P12">setSmallIcon：设置显示在状态栏上的小图标</text:p>
                    </text:list-item>
                    <text:list-item>
                      <text:p text:style-name="P12">setLargeIcon：设置显示在下拉状态栏详细信息旁边的大图标</text:p>
                    </text:list-item>
                    <text:list-item>
                      <text:p text:style-name="P2">setContentIntent：接受一个<text:span text:style-name="T3">PendingIndent对象</text:span>，实现点击执行相应的逻辑</text:p>
                    </text:list-item>
                    <text:list-item>
                      <text:p text:style-name="P3">setAutoCancel<text:span text:style-name="T4">：是否点击后自动消失——另一种方法：在点击响应的逻辑部分调用NotificationManager.cancel(id：要取消的通知的id)</text:span></text:p>
                    </text:list-item>
                    <text:list-item>
                      <text:p text:style-name="P13">setSound：设置通知铃声，接受一个Uri对象例如Uri.fromFile(new File(文件路径))</text:p>
                    </text:list-item>
                    <text:list-item>
                      <text:p text:style-name="P13">setVibrate：设置震动，接受一个long数组来设置手机静止和震动的时长，静止时长和震动时长交替取值，单位为ms；<text:span text:style-name="T6">同时必须在manifest声明使用震动权限android.</text:span><text:span text:style-name="T7">permission.VIBRATE</text:span></text:p>
                    </text:list-item>
                    <text:list-item>
                      <text:p text:style-name="P14">setLights：设置呼吸灯，三个参数：第一个指定颜色，第二个指定亮起时长，第三个指定暗去时长</text:p>
                    </text:list-item>
                    <text:list-item>
                      <text:p text:style-name="P14">setDefaults：设置默认通知声音和震动</text:p>
                    </text:list-item>
                    <text:list-item>
                      <text:p text:style-name="P14">setStyle：设置通知显示样式，如显示更多的文字或大的图片，接受一个NotificationCompat.XXXStyle对象<text:span text:style-name="T8">，该对象通过调用一些方法来改变内容或标题的样式</text:span></text:p>
                    </text:list-item>
                    <text:list-item>
                      <text:p text:style-name="P14">setPriority<text:span text:style-name="T9">：设置通知的重要程度，传入的参数有五种取值</text:span></text:p>
                      <text:list>
                        <text:list-item>
                          <text:p text:style-name="P16">Notification.PRIORITY_<text:span text:style-name="T9">DEFAULT：默认</text:span></text:p>
                        </text:list-item>
                        <text:list-item>
                          <text:p text:style-name="P16">Notification.PRIORITY_<text:span text:style-name="T9">MIN：只可能在特定场景（如用户下拉状态栏）时显示</text:span></text:p>
                        </text:list-item>
                        <text:list-item>
                          <text:p text:style-name="P15">Notification.PRIORITY_<text:span text:style-name="T9">LOW：重要度较低，系统可能会将通知缩小，或改变顺序排在重要通知之后</text:span></text:p>
                        </text:list-item>
                        <text:list-item>
                          <text:p text:style-name="P15">Notification.PRIORITY_<text:span text:style-name="T9">HIGH：重要度较高，系统可能会将通知放大，或改变顺序排在比较靠前的位置</text:span></text:p>
                        </text:list-item>
                        <text:list-item>
                          <text:p text:style-name="P15">Notification.PRIORITY_<text:span text:style-name="T9">MAX：必须要让用户立即看到，甚至需要用户做出响应操作</text:span></text:p>
                        </text:list-item>
                      </text:list>
                    </text:list-item>
                    <text:list-item>
                      <text:p text:style-name="P15">setVisibility<text:span text:style-name="T10">：设置显示的权限</text:span></text:p>
                      <text:list>
                        <text:list-item>
                          <text:p text:style-name="P15">public<text:span text:style-name="T10">：可以在锁屏界面显示</text:span></text:p>
                        </text:list-item>
                        <text:list-item>
                          <text:p text:style-name="P15">private<text:span text:style-name="T10">：只能在进入系统后显示</text:span></text:p>
                        </text:list-item>
                      </text:list>
                    </text:list-item>
                    <text:list-item>
                      <text:p text:style-name="P15"><text:soft-page-break/>seOngoing<text:span text:style-name="T10">：设置是否可以通过左右滑动删除通知，true不可以false可以（默认）</text:span></text:p>
                    </text:list-item>
                  </text:list>
                </text:list-item>
                <text:list-item>
                  <text:p text:style-name="P8">显示通知：manager.<text:span text:style-name="T2">notify(id：确保每个通知的id都不一样，notification对象)</text:span></text:p>
                </text:list-item>
              </text:list>
            </text:list-item>
            <text:list-item>
              <text:p text:style-name="P5">PendingIndent：相当于延迟执行的indent</text:p>
              <text:list>
                <text:list-item>
                  <text:p text:style-name="P6">获取实例：PendingIndent.getActivity、getBroadcast、getService</text:p>
                  <text:list>
                    <text:list-item>
                      <text:p text:style-name="P5">第一个参数：context<text:span text:style-name="T5">，一般为this</text:span></text:p>
                    </text:list-item>
                    <text:list-item>
                      <text:p text:style-name="P5">第二个参数：传0即可</text:p>
                    </text:list-item>
                    <text:list-item>
                      <text:p text:style-name="P5">第三个参数：Intent对象，构建出PendingIndent的意图</text:p>
                    </text:list-item>
                    <text:list-item>
                      <text:p text:style-name="P5">第四个参数：确定PendingIndent的行为</text:p>
                      <text:list>
                        <text:list-item>
                          <text:p text:style-name="P5">FLAG_ONE_SHOT</text:p>
                        </text:list-item>
                        <text:list-item>
                          <text:p text:style-name="P5">FLAG_NO_CREATE</text:p>
                        </text:list-item>
                        <text:list-item>
                          <text:p text:style-name="P5">FLAG_CANCLE_CURRENT</text:p>
                        </text:list-item>
                        <text:list-item>
                          <text:p text:style-name="P5">FLAG_UPDATE_CURRENT</text:p>
                        </text:list-item>
                      </text:list>
                    </text:list-item>
                  </text:list>
                </text:list-item>
              </text:list>
            </text:list-item>
          </text:list>
        </text:list-item>
        <text:list-item>
          <text:p text:style-name="P5">调用摄像头</text:p>
          <text:list>
            <text:list-item>
              <text:p text:style-name="P7">启动相机<text:span text:style-name="T11">：Intent intent = new Intent(“android.media.action.IMAGE_CAPTURE”);</text:span></text:p>
              <text:list>
                <text:list-item>
                  <text:list>
                    <text:list-item>
                      <text:list>
                        <text:list-header>
                          <text:p text:style-name="P7"><text:span text:style-name="T11">startActivity/startActivityForResult(intent)</text:span></text:p>
                        </text:list-header>
                      </text:list>
                    </text:list-item>
                  </text:list>
                </text:list-item>
              </text:list>
            </text:list-item>
            <text:list-item>
              <text:p text:style-name="P18">读取照片：File outputImg = new File(目录：getExternalCacheDir(), 文件名：”outputImg.jpg”)——应用关联缓存目录：SD卡中专门用于存放当前应用缓存数据的位置，调用getExternalCacheDir()方法可得到该目录</text:p>
            </text:list-item>
          </text:list>
        </text:list-item>
        <text:list-item>
          <text:p text:style-name="P18">读取相册中的照片</text:p>
          <text:list>
            <text:list-item>
              <text:p text:style-name="P19">获取读写外部存储权限：ActivityCompat.requestPermissions(MainActivity.this, new String[]{Manifest.permission.WRITE_EXTERNAL_STORAGE},1);</text:p>
            </text:list-item>
            <text:list-item>
              <text:p text:style-name="P19">读取照片：</text:p>
              <text:p text:style-name="P19">Intent intent = new Intent(“android.intent.action.GET_CONTENT);//指定动作：获取内容</text:p>
              <text:p text:style-name="P19">intent.setType(“image/*”);//指定读取的数据类型为image，格式为全部格式</text:p>
              <text:p text:style-name="P19">startActivityForResult(intent，请求码)</text:p>
            </text:list-item>
            <text:list-item>
              <text:p text:style-name="P19">在onActivityResult方法中获取数据</text:p>
            </text:list-item>
          </text:list>
        </text:list-item>
        <text:list-item>
          <text:p text:style-name="P19">视频播放</text:p>
          <text:list>
            <text:list-item>
              <text:p text:style-name="P19">实现方法<text:span text:style-name="T12">：VideoView类</text:span></text:p>
            </text:list-item>
            <text:list-item>
              <text:p text:style-name="P19">成员方法</text:p>
              <text:list>
                <text:list-item>
                  <text:p text:style-name="P19">setVideoPath<text:span text:style-name="T12">：设置要播放的视频文件的路径</text:span></text:p>
                </text:list-item>
                <text:list-item>
                  <text:p text:style-name="P19">start<text:span text:style-name="T12">：开始或继续播放视频</text:span></text:p>
                </text:list-item>
                <text:list-item>
                  <text:p text:style-name="P19">pause<text:span text:style-name="T12">：暂停播放视频</text:span></text:p>
                </text:list-item>
                <text:list-item>
                  <text:p text:style-name="P19">resume<text:span text:style-name="T12">：从头开始播放视频</text:span></text:p>
                </text:list-item>
                <text:list-item>
                  <text:p text:style-name="P19">seekTo<text:span text:style-name="T12">：从指定位置开始播放视频</text:span></text:p>
                </text:list-item>
                <text:list-item>
                  <text:p text:style-name="P19">isPlaying<text:span text:style-name="T12">：判断当前是否正在播放视频</text:span></text:p>
                </text:list-item>
                <text:list-item>
                  <text:p text:style-name="P19">getDuration<text:span text:style-name="T12">：获取载入的视频文件的时长</text:span></text:p>
                </text:list-item>
                <text:list-item>
                  <text:p text:style-name="P20">suspend：释放videoview占用的资源</text:p>
                </text:list-item>
              </text:list>
            </text:list-item>
          </text:list>
        </text:list-item>
        <text:list-item>
          <text:p text:style-name="P20">Android中常涉及到的设计模式</text:p>
          <text:list>
            <text:list-item>
              <text:p text:style-name="P20">单例模式Singleton</text:p>
              <text:list>
                <text:list-item>
                  <text:p text:style-name="P20">定义<text:span text:style-name="T14">：动态确保某一个类只有一个实例，而且自行实例化并向整个系统提供这个实例</text:span></text:p>
                </text:list-item>
                <text:list-item>
                  <text:p text:style-name="P20">好处</text:p>
                  <text:list>
                    <text:list-item>
                      <text:p text:style-name="P20">减少了内存开销</text:p>
                    </text:list-item>
                    <text:list-item>
                      <text:p text:style-name="P20">避免对资源的多重占用</text:p>
                    </text:list-item>
                    <text:list-item>
                      <text:p text:style-name="P20">可以在系统设置全局的访问点<text:span text:style-name="T14">，优化和共享资源访问</text:span></text:p>
                    </text:list-item>
                  </text:list>
                </text:list-item>
                <text:list-item>
                  <text:p text:style-name="P10"><text:span text:style-name="T13">Android源码中的体现：getSystemService方法获取系统服务，</text:span>这些服务都会在某一个时刻以容器单例的形式保存在应用中</text:p>
                </text:list-item>
              </text:list>
            </text:list-item>
            <text:list-item>
              <text:p text:style-name="P10">建造者模式Builder</text:p>
              <text:list>
                <text:list-item>
                  <text:p text:style-name="P10"><text:soft-page-break/>定义<text:span text:style-name="T14">：将一个复杂的类的构建过程和他的表示进行分离，用一个专门的Builder类对其进行构造</text:span></text:p>
                </text:list-item>
                <text:list-item>
                  <text:p text:style-name="P10">好处</text:p>
                  <text:list>
                    <text:list-item>
                      <text:p text:style-name="P11">封装性好</text:p>
                    </text:list-item>
                    <text:list-item>
                      <text:p text:style-name="P10">扩展性好</text:p>
                    </text:list-item>
                  </text:list>
                </text:list-item>
                <text:list-item>
                  <text:p text:style-name="P10">Android源码中的体现<text:span text:style-name="T14">：AlertDialog.Builder，NotificationCompat.Builder</text:span></text:p>
                </text:list-item>
              </text:list>
            </text:list-item>
            <text:list-item>
              <text:p text:style-name="P10">原型模式Prototype</text:p>
              <text:list>
                <text:list-item>
                  <text:p text:style-name="P10">定义<text:span text:style-name="T15">：用原型实例指定创建对象的种类，通过拷贝这个原型创建新的对象</text:span></text:p>
                </text:list-item>
                <text:list-item>
                  <text:p text:style-name="P10">Android源码中的体现<text:span text:style-name="T16">：ArrayList，Intent都实现了Cloneable重写了clone方法</text:span></text:p>
                </text:list-item>
              </text:list>
            </text:list-item>
            <text:list-item>
              <text:p text:style-name="P10">工厂方法模式</text:p>
              <text:list>
                <text:list-item>
                  <text:p text:style-name="P10">定义<text:span text:style-name="T16">：定义一个用于创建对象的接口，让子类决定实现实例化那个类</text:span></text:p>
                </text:list-item>
                <text:list-item>
                  <text:p text:style-name="P10">Android源码体现<text:span text:style-name="T17">：</text:span>BitmapFactory的decodeXXX方法</text:p>
                </text:list-item>
              </text:list>
            </text:list-item>
            <text:list-item>
              <text:p text:style-name="P10">适配器模式Adapter</text:p>
              <text:list>
                <text:list-item>
                  <text:p text:style-name="P10">定义<text:span text:style-name="T18">：可以转换不同格式的数据，还有助于采用不同接口的对象之间的合作</text:span></text:p>
                </text:list-item>
                <text:list-item>
                  <text:p text:style-name="P10">好处</text:p>
                  <text:list>
                    <text:list-item>
                      <text:p text:style-name="P10">分离出接口或数据转换代码<text:span text:style-name="T18">，实现了单一职责原则</text:span></text:p>
                    </text:list-item>
                    <text:list-item>
                      <text:p text:style-name="P10">只要客户端代码通过客户端接口与适配器进行交互， 你就能在不修改现有客户端代码的情况下在程序中添加新类型的适配器<text:span text:style-name="T18">，实现了开闭原则</text:span></text:p>
                    </text:list-item>
                  </text:list>
                </text:list-item>
                <text:list-item>
                  <text:p text:style-name="P10">Android源码中的体现<text:span text:style-name="T18">：ListView的Adapter类，将List或Array中的数据适配到ListView中去显示</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09:19:03.109075706</meta:creation-date>
    <dc:date>2020-07-17T17:16:01.035276374</dc:date>
    <meta:editing-duration>PT12M33S</meta:editing-duration>
    <meta:editing-cycles>8</meta:editing-cycles>
    <meta:generator>LibreOffice/6.0.7.3$Linux_X86_64 LibreOffice_project/00m0$Build-3</meta:generator>
    <meta:document-statistic meta:table-count="0" meta:image-count="0" meta:object-count="0" meta:page-count="3" meta:paragraph-count="96" meta:word-count="1542" meta:character-count="3278" meta:non-whitespace-character-count="3206"/>
  </office:meta>
</office:document-meta>
</file>